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1930000008DCD7CF00578DFD446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18" style:family="table">
      <style:table-properties style:width="14.697cm" fo:margin-left="0.116cm" fo:margin-right="0.185cm" table:align="margins" style:writing-mode="lr-tb"/>
    </style:style>
    <style:style style:name="Tabla18.A" style:family="table-column">
      <style:table-column-properties style:column-width="14.697cm" style:rel-column-width="65535*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697cm" fo:margin-left="0.116cm" fo:margin-right="0.185cm" table:align="margins" style:writing-mode="lr-tb"/>
    </style:style>
    <style:style style:name="Tabla8.A" style:family="table-column">
      <style:table-column-properties style:column-width="14.69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4.697cm" fo:margin-left="0.116cm" fo:margin-right="0.185cm" table:align="margins" style:writing-mode="lr-tb"/>
    </style:style>
    <style:style style:name="Tabla9.A" style:family="table-column">
      <style:table-column-properties style:column-width="14.69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paragraph-rsid="002be1f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2be1f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paragraph-rsid="0030b1a2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2be1f9" officeooo:paragraph-rsid="0030b1a2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officeooo:paragraph-rsid="002be1f9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1fa55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40602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be1f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8000" style:font-name="Arial" fo:font-size="12pt" fo:font-weight="bold" officeooo:rsid="002c8b09" officeooo:paragraph-rsid="002be1f9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e1f9" officeooo:paragraph-rsid="001fa553" style:font-size-asian="12pt" style:font-style-asian="normal" style:font-weight-asian="bold" style:font-name-complex="Arial" style:font-size-complex="12pt" style:font-style-complex="normal" style:font-weight-complex="bold"/>
    </style:style>
    <style:style style:name="P1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40602" style:font-size-asian="12pt" style:font-size-complex="12pt"/>
    </style:style>
    <style:style style:name="P1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be1f9" style:font-size-asian="12pt" style:font-size-complex="12pt"/>
    </style:style>
    <style:style style:name="P1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30b1a2" style:font-size-asian="12pt" style:font-size-complex="12pt"/>
    </style:style>
    <style:style style:name="P1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 officeooo:paragraph-rsid="002be1f9"/>
    </style:style>
    <style:style style:name="P18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8000" style:font-name="Arial" fo:font-size="12pt" fo:font-style="normal" style:text-underline-style="none" fo:font-weight="normal" officeooo:rsid="00162755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8000" style:font-name="Arial" fo:font-size="12pt" fo:font-style="normal" style:text-underline-style="none" fo:font-weight="bold" officeooo:rsid="00162755" officeooo:paragraph-rsid="003cab34" style:font-size-asian="12pt" style:font-style-asian="normal" style:font-weight-asian="bold" style:font-name-complex="Arial" style:font-size-complex="12pt" style:font-style-complex="normal" style:font-weight-complex="bold"/>
    </style:style>
    <style:style style:name="P21" style:family="paragraph" style:parent-style-name="Standard" style:list-style-name="L8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" style:family="paragraph" style:parent-style-name="Standard" style:list-style-name="L8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rsid="003a50b9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rsid="003a50b9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solid" style:text-underline-width="auto" style:text-underline-color="font-color" fo:font-weight="bold" officeooo:paragraph-rsid="003cab34" style:font-size-asian="12pt" style:font-style-asian="normal" style:font-weight-asian="bold" style:font-name-complex="Arial" style:font-size-complex="12pt" style:font-style-complex="normal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3cab34"/>
    </style:style>
    <style:style style:name="P28" style:family="paragraph" style:parent-style-name="Standard" style:list-style-name="L1">
      <style:paragraph-properties fo:text-align="start" style:justify-single-word="false"/>
      <style:text-properties officeooo:paragraph-rsid="002be1f9"/>
    </style:style>
    <style:style style:name="P29" style:family="paragraph" style:parent-style-name="Standard" style:list-style-name="L1">
      <style:paragraph-properties fo:text-align="start" style:justify-single-word="false"/>
      <style:text-properties officeooo:paragraph-rsid="003a3c9c"/>
    </style:style>
    <style:style style:name="P30" style:family="paragraph" style:parent-style-name="Standard" style:list-style-name="L2">
      <style:paragraph-properties fo:text-align="justify" style:justify-single-word="false"/>
      <style:text-properties officeooo:paragraph-rsid="003cab34"/>
    </style:style>
    <style:style style:name="P31" style:family="paragraph" style:parent-style-name="Standard">
      <style:paragraph-properties fo:text-align="justify" style:justify-single-word="false"/>
      <style:text-properties officeooo:paragraph-rsid="003cab34"/>
    </style:style>
    <style:style style:name="P32" style:family="paragraph" style:parent-style-name="Standard" style:list-style-name="L2">
      <style:paragraph-properties fo:text-align="justify" style:justify-single-word="false"/>
      <style:text-properties style:font-name="Arial" fo:font-size="12pt" fo:font-style="normal" style:text-underline-style="none" fo:font-weight="normal" officeooo:rsid="002c8b09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3" style:family="paragraph" style:parent-style-name="Standard" style:list-style-name="L2">
      <style:paragraph-properties fo:text-align="justify" style:justify-single-word="false"/>
      <style:text-properties style:font-name="Arial" fo:font-size="12pt" fo:font-style="normal" style:text-underline-style="none" fo:font-weight="normal" officeooo:rsid="0030b1a2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4" style:family="paragraph" style:parent-style-name="Standard">
      <style:text-properties style:font-name="Arial" officeooo:paragraph-rsid="003cab34"/>
    </style:style>
    <style:style style:name="P35" style:family="paragraph" style:parent-style-name="Standard" style:list-style-name="L7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6" style:family="paragraph" style:parent-style-name="Standard" style:list-style-name="L9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8" style:family="paragraph" style:parent-style-name="Standard" style:list-style-name="L7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rsid="002d83e5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9" style:family="paragraph" style:parent-style-name="Standard" style:list-style-name="L7">
      <style:paragraph-properties fo:text-align="justify" style:justify-single-word="false" style:snap-to-layout-grid="false"/>
      <style:text-properties fo:color="#0000ff" style:font-name="Arial" fo:font-size="12pt" officeooo:paragraph-rsid="003cab34" style:font-size-asian="12pt" style:font-size-complex="12pt"/>
    </style:style>
    <style:style style:name="P40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1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Arial" fo:font-size="10.5pt" fo:font-style="normal" style:text-underline-style="none" fo:font-weight="normal" officeooo:paragraph-rsid="003cab3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42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3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4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be1f9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374768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6" style:family="text">
      <style:text-properties style:font-name="Arial" fo:font-size="12pt" style:font-size-asian="12pt" style:font-size-complex="12pt"/>
    </style:style>
    <style:style style:name="T7" style:family="text">
      <style:text-properties style:font-name="Arial" fo:font-size="12pt" officeooo:rsid="002be1f9" style:font-size-asian="12pt" style:font-size-complex="12pt"/>
    </style:style>
    <style:style style:name="T8" style:family="text">
      <style:text-properties style:font-name="Arial" fo:font-size="12pt" officeooo:rsid="00387a5e" style:font-size-asian="12pt" style:font-size-complex="12pt"/>
    </style:style>
    <style:style style:name="T9" style:family="text">
      <style:text-properties style:font-name="Arial" fo:font-size="12pt" officeooo:rsid="001be0e5" style:font-size-asian="12pt" style:font-name-complex="Arial" style:font-size-complex="12pt"/>
    </style:style>
    <style:style style:name="T10" style:family="text">
      <style:text-properties style:font-name="Arial" fo:font-size="12pt" officeooo:rsid="002be1f9" style:font-size-asian="12pt" style:font-name-complex="Arial" style:font-size-complex="12pt"/>
    </style:style>
    <style:style style:name="T11" style:family="text">
      <style:text-properties style:font-name="Arial" fo:font-size="12pt" officeooo:rsid="00240602" style:font-name-complex="Arial" style:font-size-complex="12pt"/>
    </style:style>
    <style:style style:name="T12" style:family="text">
      <style:text-properties style:font-name="Arial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3" style:family="text">
      <style:text-properties style:font-name="Arial" fo:font-size="12pt" fo:font-style="normal" style:text-underline-style="none" fo:font-weight="normal" officeooo:rsid="002be1f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4" style:family="text">
      <style:text-properties style:font-name="Arial" fo:font-size="12pt" fo:font-style="normal" style:text-underline-style="none" fo:font-weight="normal" officeooo:rsid="002013f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5" style:family="text">
      <style:text-properties style:font-name="Arial" fo:font-size="12pt" fo:font-style="normal" style:text-underline-style="none" fo:font-weight="normal" officeooo:rsid="003a3c9c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style:font-name="Arial" fo:font-size="12pt" fo:font-style="normal" style:text-underline-style="none" fo:font-weight="normal" officeooo: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7" style:family="text">
      <style:text-properties style:font-name="Arial" fo:font-size="12pt" fo:font-style="normal" style:text-underline-style="none" fo:font-weight="normal" officeooo: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8" style:family="text">
      <style:text-properties style:font-name="Arial" fo:font-size="12pt" fo:font-style="normal" style:text-underline-style="none" fo:font-weight="normal" officeooo: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9" style:family="text">
      <style:text-properties style:font-name="Arial" fo:font-size="12pt" fo:font-style="normal" style:text-underline-style="solid" style:text-underline-width="auto" style:text-underline-color="font-color" fo:font-weight="bold" officeooo:rsid="001575b4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style:font-name="Arial" officeooo:rsid="002be1f9" style:font-name-complex="Arial"/>
    </style:style>
    <style:style style:name="T21" style:family="text">
      <style:text-properties style:font-name="Arial" officeooo:rsid="001be0e5" style:font-name-complex="Arial"/>
    </style:style>
    <style:style style:name="T22" style:family="text">
      <style:text-properties style:font-name="Arial" officeooo:rsid="0030b1a2" style:font-name-complex="Arial"/>
    </style:style>
    <style:style style:name="T23" style:family="text">
      <style:text-properties style:font-name="Arial" officeooo:rsid="003a3c9c" style:font-name-complex="Arial"/>
    </style:style>
    <style:style style:name="T24" style:family="text">
      <style:text-properties style:font-name="Arial" fo:font-weight="bold" officeooo:rsid="001be0e5" style:font-weight-asian="bold" style:font-name-complex="Arial" style:font-weight-complex="bold"/>
    </style:style>
    <style:style style:name="T25" style:family="text">
      <style:text-properties style:font-name="Arial" officeooo:rsid="002be1f9"/>
    </style:style>
    <style:style style:name="T26" style:family="text">
      <style:text-properties style:font-name="Arial" officeooo:rsid="0030b1a2"/>
    </style:style>
    <style:style style:name="T27" style:family="text">
      <style:text-properties style:font-name="Arial" officeooo:rsid="003a56cd"/>
    </style:style>
    <style:style style:name="T28" style:family="text">
      <style:text-properties officeooo:rsid="002be1f9"/>
    </style:style>
    <style:style style:name="T29" style:family="text">
      <style:text-properties fo:color="#800000" style:font-name="Arial" fo:font-weight="bold" officeooo:rsid="001be0e5" style:font-weight-asian="bold" style:font-name-complex="Arial" style:font-weight-complex="bold"/>
    </style:style>
    <style:style style:name="T30" style:family="text">
      <style:text-properties officeooo:rsid="0030b1a2"/>
    </style:style>
    <style:style style:name="T31" style:family="text">
      <style:text-properties style:font-name="Times New Roman" fo:font-size="10.5pt" fo:font-style="normal" style:text-underline-style="none" fo:font-weight="normal" officeooo:rsid="002be1f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32" style:family="text">
      <style:text-properties officeooo:rsid="00387a5e"/>
    </style:style>
    <style:style style:name="T33" style:family="text">
      <style:text-properties fo:color="#008000" style:font-name="Arial" fo:font-size="12pt" fo:font-style="normal" style:text-underline-style="none" fo:font-weight="normal" officeooo:rsid="00162755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4" style:family="text">
      <style:text-properties fo:color="#008000" style:font-name="Arial" fo:font-size="12pt" fo:font-style="normal" style:text-underline-style="none" fo:font-weight="bold" officeooo:rsid="001575b4" style:font-size-asian="12pt" style:font-style-asian="normal" style:font-weight-asian="bold" style:font-name-complex="Arial" style:font-size-complex="12pt" style:font-style-complex="normal" style:font-weight-complex="bold"/>
    </style:style>
    <style:style style:name="T35" style:family="text">
      <style:text-properties fo:color="#008000" style:font-name="Arial" fo:font-size="12pt" fo:font-style="normal" style:text-underline-style="none" fo:font-weight="bold" officeooo:rsid="002c8b09" style:font-size-asian="12pt" style:font-style-asian="normal" style:font-weight-asian="bold" style:font-name-complex="Arial" style:font-size-complex="12pt" style:font-style-complex="normal" style:font-weight-complex="bold"/>
    </style:style>
    <style:style style:name="T36" style:family="text">
      <style:text-properties officeooo:rsid="001575b4"/>
    </style:style>
    <style:style style:name="T37" style:family="text">
      <style:text-properties officeooo:rsid="003a50b9"/>
    </style:style>
    <style:style style:name="T38" style:family="text">
      <style:text-properties fo:font-weight="bold" officeooo:rsid="003a50b9" style:font-weight-asian="bold" style:font-weight-complex="bold"/>
    </style:style>
    <style:style style:name="T39" style:family="text">
      <style:text-properties officeooo:rsid="002c8b09"/>
    </style:style>
    <style:style style:name="T40" style:family="text">
      <style:text-properties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41" style:family="text">
      <style:text-properties fo:font-style="normal" style:text-underline-style="none" fo:font-weight="normal" officeooo:rsid="00162755" style:font-style-asian="normal" style:font-weight-asian="normal" style:font-name-complex="Arial" style:font-style-complex="normal" style:font-weight-complex="normal"/>
    </style:style>
    <style:style style:name="T42" style:family="text">
      <style:text-properties officeooo:rsid="00162755"/>
    </style:style>
    <style:style style:name="T43" style:family="text">
      <style:text-properties fo:font-size="12pt" fo:font-style="normal" style:text-underline-style="none" fo:font-weight="normal" officeooo: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4" style:family="text">
      <style:text-properties fo:font-size="12pt" fo:font-style="normal" style:text-underline-style="none" fo:font-weight="bold" officeooo:rsid="003a50b9" style:font-size-asian="12pt" style:font-style-asian="normal" style:font-weight-asian="bold" style:font-name-complex="Arial" style:font-size-complex="12pt" style:font-style-complex="normal" style:font-weight-complex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RDE. IES Haría</text:p>
      <text:p text:style-name="P13">UT2. <text:span text:style-name="T28">Prueba teórico-práctica</text:span></text:p>
      <text:h text:style-name="P44" text:outline-level="1"><text:span text:style-name="T28">Sistemas</text:span> de cableado estructurado</text:h>
      <text:p text:style-name="P1"/>
      <text:p text:style-name="P12">Realiza los siguientes ejercicios</text:p>
      <text:p text:style-name="P4"/>
      <text:p text:style-name="P11">Ejercicio 1. Incumplimientos de la norma</text:p>
      <text:p text:style-name="P8"><text:span text:style-name="Source_20_Text"><text:span text:style-name="T11"/></text:span></text:p>
      <text:p text:style-name="P2"><text:span text:style-name="Source_20_Text"><text:span text:style-name="T20">D</text:span></text:span><text:span text:style-name="Source_20_Text"><text:span text:style-name="T21">eterminar para cada caso los </text:span></text:span><text:span text:style-name="Source_20_Text"><text:span text:style-name="T29">incumplimientos</text:span></text:span><text:span text:style-name="Source_20_Text"><text:span text:style-name="T21">, si los hay, de la normativa de cableado estructurado vigente en nuestro país y proponer los </text:span></text:span><text:span text:style-name="Source_20_Text"><text:span text:style-name="T24">cambios</text:span></text:span><text:span text:style-name="Source_20_Text"><text:span text:style-name="T21"> oportunos.</text:span></text:span></text:p>
      <text:p text:style-name="P2"><text:span text:style-name="Source_20_Text"><text:span text:style-name="T9"/></text:span></text:p>
      <text:p text:style-name="P3"><text:span text:style-name="T28">a)</text:span> "...Todo el cableado horizontal se realizará con cable <text:span text:style-name="T28">UTP de</text:span> categoría <text:span text:style-name="T32">6</text:span>, el cable de alimentación eléctrica de las distintas tomas de corriente <text:s/>será <text:span text:style-name="T32">no-</text:span>pantallado..."</text:p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14"/>
          </table:table-cell>
        </table:table-row>
      </table:table>
      <text:p text:style-name="P9"><text:span text:style-name="Source_20_Text"><text:span text:style-name="T14"/></text:span></text:p>
      <text:p text:style-name="P10"><text:span text:style-name="Source_20_Text"><text:span text:style-name="T10">b) </text:span></text:span><text:span text:style-name="Source_20_Text"><text:span text:style-name="T7">...En el subsistema horizontal todos los cables (tanto eléctricos como de red) irán </text:span></text:span><text:span text:style-name="Source_20_Text"><text:span text:style-name="T8">en diferentes bandejas. Las bandejas tendrán una separación entre si de 15 cm.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5"/>
          </table:table-cell>
        </table:table-row>
      </table:table>
      <text:p text:style-name="P10"><text:span text:style-name="Source_20_Text"><text:span text:style-name="T7"/></text:span></text:p>
      <text:p text:style-name="P6">c)...En el subsistema horizontal, <text:span text:style-name="T32">habrá una roseta en el cuarto de maquinas. Para evitar interferencias el cable es separado 1 metro del motor eléctrico del ascensor que se encuentra en dicho cuarto.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6"/>
          </table:table-cell>
        </table:table-row>
      </table:table>
      <text:p text:style-name="P5"><text:span text:style-name="Source_20_Text"><text:span text:style-name="T31"/></text:span></text:p>
      <text:p text:style-name="P5"/>
      <text:p text:style-name="P5"><text:span text:style-name="T30">d)</text:span>"...Se aprovechará las rosetas existentes de <text:span text:style-name="T28">clase</text:span> <text:span text:style-name="T32">D</text:span> dado que se encuentran en buen estado..."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7"/>
          </table:table-cell>
        </table:table-row>
      </table:table>
      <text:p text:style-name="P2"><text:span text:style-name="Source_20_Text"><text:span text:style-name="T6"/></text:span></text:p>
      <text:p text:style-name="P3"><text:span text:style-name="Source_20_Text"><text:span text:style-name="T26">e</text:span></text:span><text:span text:style-name="Source_20_Text"><text:span text:style-name="T25">) “...</text:span></text:span><text:span text:style-name="Source_20_Text"><text:span text:style-name="T27">En los armarios de comunicaciones se dejará un espacio de 1 metro libre alrededor de las puertas para maniobrar con comodidad.</text:span></text:span><text:span text:style-name="Source_20_Text"><text:span text:style-name="T25">..”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7"/>
          </table:table-cell>
        </table:table-row>
      </table:table>
      <text:p text:style-name="P3"><text:span text:style-name="Source_20_Text"><text:span text:style-name="T13"/></text:span></text:p>
      <text:p text:style-name="P3"><text:span text:style-name="Source_20_Text"><text:span text:style-name="T22">f</text:span></text:span><text:span text:style-name="Source_20_Text"><text:span text:style-name="T20">) “...El cuarto de telecomunicaciones de la planta baja se </text:span></text:span><text:span text:style-name="Source_20_Text"><text:span text:style-name="T23">mantendrá permanentemente entre 15 y 30 grados centígrados, la humedad relativa por debajo del 65% y se realizará un cambio completo de aire cada dos horas...</text:span></text:span><text:span text:style-name="Source_20_Text"><text:span text:style-name="T20">”</text:span></text:span></text:p>
      <table:table table:name="Tabla4" table:style-name="Tabla4">
        <table:table-column table:style-name="Tabla4.A"/>
        <text:soft-page-break/>
        <table:table-row table:style-name="Tabla4.1">
          <table:table-cell table:style-name="Tabla4.A1" office:value-type="string">
            <text:p text:style-name="P17"/>
          </table:table-cell>
        </table:table-row>
      </table:table>
      <text:p text:style-name="P3"><text:span text:style-name="Source_20_Text"><text:span text:style-name="T13"/></text:span></text:p>
      <text:p text:style-name="P3"><text:span text:style-name="Source_20_Text"><text:span text:style-name="T22">g</text:span></text:span><text:span text:style-name="Source_20_Text"><text:span text:style-name="T20">) “...Los distribuidores de planta se interconectarán de la siguiente forma:</text:span></text:span></text:p>
      <text:list xml:id="list1710906027358983256" text:style-name="L1">
        <text:list-item>
          <text:p text:style-name="P28"><text:span text:style-name="Source_20_Text"><text:span text:style-name="T13">El distribuidor de la segunda planta se conectará con el distribuidor del edificio y con el de la tercera planta.</text:span></text:span></text:p>
        </text:list-item>
        <text:list-item>
          <text:p text:style-name="P28"><text:span text:style-name="Source_20_Text"><text:span text:style-name="T13">El distribuidor de la primera planta se conectará con el distribuidor del edificio.</text:span></text:span></text:p>
        </text:list-item>
        <text:list-item>
          <text:p text:style-name="P29"><text:span text:style-name="Source_20_Text"><text:span text:style-name="T15">El distribuidor de la tercera planta se conectará con el del edificio y con el de la primera planta</text:span></text:span></text:p>
        </text:list-item>
      </text:list>
      <text:p text:style-name="P7"><text:span text:style-name="Source_20_Text"><text:span text:style-name="T13">...”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7"/>
          </table:table-cell>
        </table:table-row>
      </table:table>
      <text:p text:style-name="P7"><text:span text:style-name="Source_20_Text"><text:span text:style-name="T13"><text:s/></text:span></text:span></text:p>
      <text:p text:style-name="P31"><text:span text:style-name="T34">Ejercicio 2. </text:span><text:span text:style-name="T35">Dimensionado de un distribuidor</text:span></text:p>
      <text:p text:style-name="P41"/>
      <text:p text:style-name="P42"/>
      <text:p text:style-name="P22">Queremos diseñar un <text:span text:style-name="T36">repartidor de planta</text:span> <text:span text:style-name="T36">(FD)</text:span> con los siguientes requisitos:</text:p>
      <text:p text:style-name="P42"/>
      <text:list xml:id="list2160723164367458046" text:style-name="L2">
        <text:list-item>
          <text:p text:style-name="P30"><text:span text:style-name="T16">E</text:span><text:span text:style-name="T12">stá previsto que aloje una sala con </text:span><text:span text:style-name="T18">300</text:span><text:span text:style-name="T12"> usuarios</text:span></text:p>
        </text:list-item>
        <text:list-item>
          <text:p text:style-name="P30"><text:span text:style-name="T16">Hay </text:span><text:span text:style-name="T17">1</text:span><text:span text:style-name="T16">5</text:span><text:span text:style-name="T12"> despachos individuales.</text:span></text:p>
        </text:list-item>
        <text:list-item>
          <text:p text:style-name="P32">Contiene una <text:span text:style-name="T37">3 </text:span>sala de reuniones</text:p>
        </text:list-item>
        <text:list-item>
          <text:p text:style-name="P33">Los armarios tienen capacidad de 42U</text:p>
        </text:list-item>
      </text:list>
      <text:p text:style-name="P43"/>
      <text:p text:style-name="P23"><text:span text:style-name="T37">Insertar los </text:span><text:span text:style-name="T38">cálculos</text:span><text:span text:style-name="T37"> y el resultado</text:span>:</text:p>
      <text:p text:style-name="P34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list xml:id="list7862208569039108658" text:style-name="L7">
              <text:list-item>
                <text:p text:style-name="P35">El número de <text:span text:style-name="T39">conectores</text:span> de red: </text:p>
              </text:list-item>
              <text:list-item>
                <text:p text:style-name="P38">El número de unidades de armario necesarios (U):</text:p>
              </text:list-item>
              <text:list-item>
                <text:p text:style-name="P39"><text:span text:style-name="T40">El número de armarios. </text:span><text:span text:style-name="T41">Necesarios : </text:span></text:p>
              </text:list-item>
            </text:list>
          </table:table-cell>
        </table:table-row>
      </table:table>
      <text:p text:style-name="P26"/>
      <text:p text:style-name="P20">Ejercicio 3. <text:span text:style-name="T39">Cantidad de cables en canalización</text:span></text:p>
      <text:p text:style-name="P23"/>
      <text:list xml:id="list3413215420035196806" text:style-name="L8">
        <text:list-header>
          <text:p text:style-name="P21">¿Cuántos cables <text:span text:style-name="T42">de datos</text:span> deben meterse como máximo en los siguientes tipos de canaleta cumpliendo las recomendaciones incluidas en la normativa? </text:p>
        </text:list-header>
      </text:list>
      <text:p text:style-name="P22"/>
      <text:p text:style-name="P22"><text:span text:style-name="T37">Insertar los </text:span><text:span text:style-name="T38">cálculos</text:span><text:span text:style-name="T37"> y el resultado:</text:span></text:p>
      <text:p text:style-name="P23"/>
      <text:p text:style-name="P34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list xml:id="list2226974200160001711" text:style-name="L9">
              <text:list-item>
                <text:p text:style-name="P36"><text:span text:style-name="T39">12</text:span>0x<text:span text:style-name="T39">50</text:span>mm : </text:p>
              </text:list-item>
              <text:list-item>
                <text:p text:style-name="P36"><text:span text:style-name="T39">135</text:span>x<text:span text:style-name="T37">55</text:span>mm : </text:p>
              </text:list-item>
            </text:list>
          </table:table-cell>
        </table:table-row>
      </table:table>
      <text:p text:style-name="P23"><text:span text:style-name="Source_20_Text"><text:span text:style-name="T19"/></text:span></text:p>
      <text:p text:style-name="P20">Ejercicio <text:span text:style-name="T37">4</text:span>. <text:span text:style-name="T39">Cantidad de cables en canalización</text:span></text:p>
      <text:p text:style-name="P20"/>
      <text:list xml:id="list194832397274440" text:continue-list="list3413215420035196806" text:style-name="L8">
        <text:list-header>
          <text:p text:style-name="P24"><text:soft-page-break/>Un fabricante provee canaletas en tres medidas: 80x55, 120x55 y 140x70. Qué tipo de canaleta elegiremos si en nuestra instalación horizontal irán como máximo 75 cables.</text:p>
        </text:list-header>
      </text:list>
      <text:p text:style-name="P25"/>
      <text:p text:style-name="P27"><text:span text:style-name="T43">Insertar los </text:span><text:span text:style-name="T44">cálculos</text:span><text:span text:style-name="T43"> y el resultado: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37"/>
            <text:p text:style-name="P37"/>
          </table:table-cell>
        </table:table-row>
      </table:table>
      <text:p text:style-name="P19"><text:span text:style-name="Source_20_Text"><text:span text:style-name="T3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be1f9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374768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2</text:span><text:span text:style-name="MT2">-A</text:span><text:span text:style-name="MT3">E2</text:span><text:span text:style-name="MT1">. </text:span><text:span text:style-name="MT3">Prueba práctica. Sistemas de c</text:span><text:span text:style-name="MT1">ableado estructurado </text:span><text:span text:style-name="MT4">1/2</text:span><text:span text:style-name="MT5"><text:tab/></text:span><text:span text:style-name="MT5"><draw:frame draw:style-name="Mfr1" draw:name="gráficos1" text:anchor-type="as-char" svg:width="2.335cm" svg:height="0.818cm" draw:z-index="2"><draw:image xlink:href="Pictures/10000201000001930000008DCD7CF00578DFD446.png" xlink:type="simple" xlink:show="embed" xlink:actuate="onLoad"/></draw:frame></text:span></text:p>
        <text:section text:style-name="MSect1" text:name="Sección1" text:protected="true">
          <text:section-source xlink:href="../../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 LibreOffice_project/00m0$Build-2</meta:generator>
    <dc:title>Programación en Lenguajes Estructurados</dc:title>
    <meta:initial-creator>Raúl Ruiz Padilla</meta:initial-creator>
    <meta:creation-date>2007-03-25T16:26:00</meta:creation-date>
    <dc:date>2015-12-15T19:48:30.646327298</dc:date>
    <meta:print-date>2007-05-15T10:21:03</meta:print-date>
    <meta:editing-cycles>48</meta:editing-cycles>
    <meta:editing-duration>PT7H48M55S</meta:editing-duration>
    <dc:creator>ivan </dc:creator>
    <meta:document-statistic meta:table-count="10" meta:image-count="1" meta:object-count="0" meta:page-count="3" meta:paragraph-count="37" meta:word-count="431" meta:character-count="2673" meta:non-whitespace-character-count="2281"/>
    <meta:user-defined meta:name="Info 1"/>
    <meta:user-defined meta:name="Info 2"/>
    <meta:user-defined meta:name="Info 3"/>
    <meta:user-defined meta:name="Info 4"/>
  </office:meta>
</office:document-meta>
</file>